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0D800000120BD369EE0.svm" manifest:media-type=""/>
  <manifest:file-entry manifest:full-path="Pictures/2000256000004F1D00003B562E613A6D.wmf" manifest:media-type=""/>
  <manifest:file-entry manifest:full-path="Pictures/20000001000000D800000120DF6D6E1C.svm" manifest:media-type=""/>
  <manifest:file-entry manifest:full-path="Pictures/20000001000000FA0000012064417F2C.svm" manifest:media-type=""/>
  <manifest:file-entry manifest:full-path="Pictures/20000001000004B0000001642F2CB97D.svm" manifest:media-type=""/>
  <manifest:file-entry manifest:full-path="Pictures/20000001000002500000013934FC2C3D.svm" manifest:media-type=""/>
  <manifest:file-entry manifest:full-path="Pictures/2000000100000250000000F672DC50F3.svm" manifest:media-type=""/>
  <manifest:file-entry manifest:full-path="Pictures/20000001000000A1000000ED2027EFBB.svm" manifest:media-type=""/>
  <manifest:file-entry manifest:full-path="Pictures/2000000100000250000000F26EDC9BD1.svm" manifest:media-type=""/>
  <manifest:file-entry manifest:full-path="Pictures/20000001000002D30000013EE7E95F1D.svm" manifest:media-type=""/>
  <manifest:file-entry manifest:full-path="Pictures/20000001000001C50000013EE2AB9EAF.svm" manifest:media-type=""/>
  <manifest:file-entry manifest:full-path="Pictures/2000000100000095000000F2AE99B648.svm" manifest:media-type=""/>
  <manifest:file-entry manifest:full-path="Pictures/20000001000001BC0000013E749426CD.svm" manifest:media-type=""/>
  <manifest:file-entry manifest:full-path="Pictures/2000000100000099000000F23ECEBF7C.svm" manifest:media-type=""/>
  <manifest:file-entry manifest:full-path="Pictures/20000001000001C50000013E013E3BEB.svm" manifest:media-type=""/>
  <manifest:file-entry manifest:full-path="Pictures/2000000100000091000000E91D35C203.svm" manifest:media-type=""/>
  <manifest:file-entry manifest:full-path="Pictures/2000000100000077000000ED8BA927D7.svm" manifest:media-type=""/>
  <manifest:file-entry manifest:full-path="Pictures/20000001000001C90000013EC275EA40.svm" manifest:media-type=""/>
  <manifest:file-entry manifest:full-path="Pictures/20000001000001C50000013E3AA41F01.svm" manifest:media-type=""/>
  <manifest:file-entry manifest:full-path="Pictures/2000001600004F1D00003B56F6AD0073.wmf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10^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10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10^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10^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log \omeg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omega , \si{rad/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-4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A_{\si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10^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7" style:family="graphic" style:parent-style-name="standard">
      <style:graphic-properties TexMathsArgs="12§display§-2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marker-end="Arrow" draw:marker-end-width="0.102cm" draw:textarea-horizontal-align="center" draw:textarea-vertical-align="middle"/>
    </style:style>
    <style:style style:name="gr20" style:family="graphic" style:parent-style-name="standard">
      <style:graphic-properties TexMathsArgs="12§display§a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b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2§display§c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style:font-name="Jameel Noori Nastaleeq" style:font-name-complex="Jameel Noori Nastaleeq"/>
    </style:style>
    <style:style style:name="P3" style:family="paragraph">
      <style:paragraph-properties fo:text-align="end"/>
      <style:text-properties style:font-name="Jameel Noori Nastaleeq" fo:font-size="10pt" style:font-size-asian="10pt" style:font-name-complex="Jameel Noori Nastaleeq" style:font-size-complex="10pt"/>
    </style:style>
    <style:style style:name="T1" style:family="text">
      <style:text-properties style:font-name="Jameel Noori Nastaleeq" fo:font-size="10pt" style:font-size-asian="10pt" style:font-name-complex="Jameel Noori Nastaleeq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4.74cm" svg:height="3.555cm" svg:x="5.888cm" svg:y="1.191cm">
          <draw:image xlink:href="Pictures/2000001600004F1D00003B56F6AD0073.wmf" xlink:type="simple" xlink:show="embed" xlink:actuate="onLoad">
            <text:p/>
          </draw:image>
          <draw:glue-point draw:id="4" svg:x="-1.713cm" svg:y="-2.978cm"/>
          <draw:glue-point draw:id="5" svg:x="1.436cm" svg:y="0.689cm"/>
        </draw:frame>
        <draw:frame draw:style-name="gr2" draw:text-style-name="P1" draw:layer="layout" svg:width="0.542cm" svg:height="0.38cm" svg:x="8.507cm" svg:y="4.879cm">
          <draw:image xlink:href="Pictures/20000001000001C50000013E3AA41F01.svm" xlink:type="simple" xlink:show="embed" xlink:actuate="onLoad">
            <text:p/>
          </draw:image>
        </draw:frame>
        <draw:frame draw:style-name="gr3" draw:text-style-name="P1" draw:layer="layout" svg:width="0.542cm" svg:height="0.38cm" svg:x="7.722cm" svg:y="4.879cm">
          <draw:image xlink:href="Pictures/20000001000001C50000013EE2AB9EAF.svm" xlink:type="simple" xlink:show="embed" xlink:actuate="onLoad">
            <text:p/>
          </draw:image>
        </draw:frame>
        <draw:frame draw:style-name="gr4" draw:text-style-name="P1" draw:layer="layout" svg:width="0.547cm" svg:height="0.38cm" svg:x="9.167cm" svg:y="4.879cm">
          <draw:image xlink:href="Pictures/20000001000001C90000013EC275EA40.svm" xlink:type="simple" xlink:show="embed" xlink:actuate="onLoad">
            <text:p/>
          </draw:image>
        </draw:frame>
        <draw:frame draw:style-name="gr5" draw:text-style-name="P1" draw:layer="layout" svg:width="0.142cm" svg:height="0.283cm" svg:x="7.152cm" svg:y="4.421cm">
          <draw:image xlink:href="Pictures/2000000100000077000000ED8BA927D7.svm" xlink:type="simple" xlink:show="embed" xlink:actuate="onLoad">
            <text:p/>
          </draw:image>
        </draw:frame>
        <draw:frame draw:style-name="gr6" draw:text-style-name="P1" draw:layer="layout" svg:width="0.173cm" svg:height="0.278cm" svg:x="7.884cm" svg:y="4.423cm">
          <draw:image xlink:href="Pictures/2000000100000091000000E91D35C203.svm" xlink:type="simple" xlink:show="embed" xlink:actuate="onLoad">
            <text:p/>
          </draw:image>
        </draw:frame>
        <draw:frame draw:style-name="gr7" draw:text-style-name="P1" draw:layer="layout" svg:width="0.178cm" svg:height="0.289cm" svg:x="8.636cm" svg:y="4.418cm">
          <draw:image xlink:href="Pictures/2000000100000095000000F2AE99B648.svm" xlink:type="simple" xlink:show="embed" xlink:actuate="onLoad">
            <text:p/>
          </draw:image>
        </draw:frame>
        <draw:frame draw:style-name="gr8" draw:text-style-name="P1" draw:layer="layout" svg:width="0.532cm" svg:height="0.38cm" svg:x="6.983cm" svg:y="4.879cm">
          <draw:image xlink:href="Pictures/20000001000001BC0000013E749426CD.svm" xlink:type="simple" xlink:show="embed" xlink:actuate="onLoad">
            <text:p/>
          </draw:image>
        </draw:frame>
        <draw:frame draw:style-name="gr9" draw:text-style-name="P1" draw:layer="layout" svg:width="0.192cm" svg:height="0.283cm" svg:x="9.314cm" svg:y="4.421cm">
          <draw:image xlink:href="Pictures/20000001000000A1000000ED2027EFBB.svm" xlink:type="simple" xlink:show="embed" xlink:actuate="onLoad">
            <text:p/>
          </draw:image>
        </draw:frame>
        <draw:frame draw:style-name="gr10" draw:text-style-name="P1" draw:layer="layout" svg:width="0.866cm" svg:height="0.38cm" svg:x="10.185cm" svg:y="4.372cm">
          <draw:image xlink:href="Pictures/20000001000002D30000013EE7E95F1D.svm" xlink:type="simple" xlink:show="embed" xlink:actuate="onLoad">
            <text:p/>
          </draw:image>
        </draw:frame>
        <draw:frame draw:style-name="gr11" draw:text-style-name="P1" draw:layer="layout" svg:width="1.439cm" svg:height="0.426cm" svg:x="10.223cm" svg:y="4.856cm">
          <draw:image xlink:href="Pictures/20000001000004B0000001642F2CB97D.svm" xlink:type="simple" xlink:show="embed" xlink:actuate="onLoad">
            <text:p/>
          </draw:image>
        </draw:frame>
        <draw:frame draw:style-name="gr12" draw:text-style-name="P1" draw:layer="layout" svg:width="0.182cm" svg:height="0.289cm" svg:x="6.171cm" svg:y="1.82cm">
          <draw:image xlink:href="Pictures/2000000100000099000000F23ECEBF7C.svm" xlink:type="simple" xlink:show="embed" xlink:actuate="onLoad">
            <text:p/>
          </draw:image>
        </draw:frame>
        <draw:frame draw:style-name="gr13" draw:text-style-name="P1" draw:layer="layout" svg:width="0.709cm" svg:height="0.294cm" svg:x="5.644cm" svg:y="3.684cm">
          <draw:image xlink:href="Pictures/2000000100000250000000F672DC50F3.svm" xlink:type="simple" xlink:show="embed" xlink:actuate="onLoad">
            <text:p/>
          </draw:image>
        </draw:frame>
        <draw:frame draw:style-name="gr14" draw:text-style-name="P1" draw:layer="layout" svg:width="0.709cm" svg:height="0.374cm" svg:x="5.686cm" svg:y="0.999cm">
          <draw:image xlink:href="Pictures/20000001000002500000013934FC2C3D.svm" xlink:type="simple" xlink:show="embed" xlink:actuate="onLoad">
            <text:p/>
          </draw:image>
        </draw:frame>
        <draw:frame draw:style-name="gr15" draw:text-style-name="P1" draw:layer="layout" svg:width="0.542cm" svg:height="0.38cm" svg:x="6.221cm" svg:y="4.879cm">
          <draw:image xlink:href="Pictures/20000001000001C50000013E013E3BEB.svm" xlink:type="simple" xlink:show="embed" xlink:actuate="onLoad">
            <text:p/>
          </draw:image>
        </draw:frame>
        <draw:frame draw:style-name="gr12" draw:text-style-name="P1" draw:layer="layout" svg:width="0.182cm" svg:height="0.289cm" svg:x="6.363cm" svg:y="4.418cm">
          <draw:image xlink:href="Pictures/2000000100000099000000F23ECEBF7C.svm" xlink:type="simple" xlink:show="embed" xlink:actuate="onLoad">
            <text:p/>
          </draw:image>
        </draw:frame>
        <draw:custom-shape draw:style-name="gr16" draw:text-style-name="P1" xml:id="id4" draw:id="id4" draw:layer="layout" svg:width="0.14cm" svg:height="0.14cm" svg:x="7.902cm" svg:y="1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14cm" svg:height="0.14cm" svg:x="8.633cm" svg:y="2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14cm" svg:height="0.14cm" svg:x="9.357cm" svg:y="3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" draw:layer="layout" svg:width="0.709cm" svg:height="0.289cm" svg:x="5.644cm" svg:y="2.729cm">
          <draw:image xlink:href="Pictures/2000000100000250000000F26EDC9BD1.svm" xlink:type="simple" xlink:show="embed" xlink:actuate="onLoad">
            <text:p/>
          </draw:image>
        </draw:frame>
        <draw:frame draw:style-name="gr18" draw:text-style-name="P3" xml:id="id1" draw:id="id1" draw:layer="layout" svg:width="1.611cm" svg:height="1.251cm" svg:x="10.319cm" svg:y="1.852cm">
          <draw:text-box>
            <text:p text:style-name="P2"><text:span text:style-name="T1">منفی بیس ڈیسی</text:span></text:p>
            <text:p text:style-name="P2"><text:span text:style-name="T1"><text:s/></text:span><text:span text:style-name="T1">بیل فی دہائی</text:span></text:p>
          </draw:text-box>
        </draw:frame>
        <draw:connector draw:style-name="gr19" draw:text-style-name="P1" draw:layer="layout" draw:type="curve" draw:line-skew="4.44cm -2.134cm" svg:x1="10.319cm" svg:y1="2.477cm" svg:x2="8.938cm" svg:y2="3.212cm" draw:start-shape="id1" draw:start-glue-point="3" draw:end-shape="id2" draw:end-glue-point="5" svg:d="M10319 2477c-736 0-612 318-774 464s-607 121-607 271" svg:viewBox="0 0 1382 736">
          <text:p/>
        </draw:connector>
        <draw:frame draw:style-name="gr20" draw:text-style-name="P1" draw:layer="layout" svg:width="0.299cm" svg:height="0.344cm" svg:x="7.547cm" svg:y="2.078cm">
          <draw:image xlink:href="Pictures/20000001000000FA0000012064417F2C.svm" xlink:type="simple" xlink:show="embed" xlink:actuate="onLoad">
            <text:p/>
          </draw:image>
        </draw:frame>
        <draw:frame draw:style-name="gr21" draw:text-style-name="P1" draw:layer="layout" svg:width="0.258cm" svg:height="0.344cm" svg:x="8.84cm" svg:y="2.463cm">
          <draw:image xlink:href="Pictures/20000001000000D800000120DF6D6E1C.svm" xlink:type="simple" xlink:show="embed" xlink:actuate="onLoad">
            <text:p/>
          </draw:image>
        </draw:frame>
        <draw:frame draw:style-name="gr22" draw:text-style-name="P1" draw:layer="layout" svg:width="0.258cm" svg:height="0.344cm" svg:x="9.554cm" svg:y="3.44cm">
          <draw:image xlink:href="Pictures/20000001000000D800000120BD369EE0.svm" xlink:type="simple" xlink:show="embed" xlink:actuate="onLoad">
            <text:p/>
          </draw:image>
        </draw:frame>
        <draw:frame draw:style-name="gr18" draw:text-style-name="P3" xml:id="id3" draw:id="id3" draw:layer="layout" svg:width="1.569cm" svg:height="1.251cm" svg:x="9.846cm" svg:y="0.322cm">
          <draw:text-box>
            <text:p text:style-name="P2"><text:span text:style-name="T1">بوڈا خط کا کونا</text:span></text:p>
            <text:p text:style-name="P2"><text:span text:style-name="T1">یا انقطاعی نقطہ</text:span></text:p>
          </draw:text-box>
        </draw:frame>
        <draw:connector draw:style-name="gr19" draw:text-style-name="P1" draw:layer="layout" draw:type="curve" svg:x1="9.846cm" svg:y1="0.947cm" svg:x2="8.022cm" svg:y2="1.88cm" draw:start-shape="id3" draw:start-glue-point="3" draw:end-shape="id4" draw:end-glue-point="11" svg:d="M9846 947c-1351 0-440 933-1824 933" svg:viewBox="0 0 1825 934">
          <text:p/>
        </draw:connector>
        <draw:frame draw:style-name="gr1" draw:text-style-name="P1" draw:layer="layout" svg:width="4.74cm" svg:height="3.555cm" svg:x="0.691cm" svg:y="1.191cm">
          <draw:image xlink:href="Pictures/2000256000004F1D00003B562E613A6D.wm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6T09:38:02</meta:creation-date>
    <meta:editing-duration>PT3H11M44S</meta:editing-duration>
    <meta:editing-cycles>28</meta:editing-cycles>
    <meta:generator>LibreOffice/4.2.8.2$Linux_x86 LibreOffice_project/420m0$Build-2</meta:generator>
    <dc:title>kkkFigures</dc:title>
    <meta:initial-creator>kkk </meta:initial-creator>
    <dc:date>2017-03-28T17:53:42.960697070</dc:date>
    <meta:document-statistic meta:object-count="28"/>
    <meta:template xlink:type="simple" xlink:actuate="onRequest" xlink:title="kkkFigures" xlink:href="../../../../.libreoffice/3/user/template/kkkFigures.otg" meta:date="2014-07-06T09:38:00"/>
  </office:meta>
</office:document-meta>
</file>